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ff" draw:textarea-vertical-align="middle"/>
    </style:style>
    <style:style style:name="gr2" style:family="graphic" style:parent-style-name="standard">
      <style:graphic-properties svg:stroke-color="#000000" draw:fill="solid" draw:fill-color="#ff6633" draw:textarea-vertical-align="middle"/>
    </style:style>
    <style:style style:name="gr3" style:family="graphic" style:parent-style-name="standard">
      <style:graphic-properties svg:stroke-color="#000000" draw:fill="solid" draw:fill-color="#00ae00" draw:textarea-vertical-align="middle"/>
    </style:style>
    <style:style style:name="gr4" style:family="graphic" style:parent-style-name="standard">
      <style:graphic-properties svg:stroke-color="#000000" draw:fill="solid" draw:fill-color="#0047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12cm"/>
    </style:style>
    <style:style style:name="gr6" style:family="graphic" style:parent-style-name="standard">
      <style:graphic-properties draw:stroke="none" svg:stroke-color="#000000" draw:fill="none" draw:fill-color="#ffffff" fo:min-height="0.679cm"/>
    </style:style>
    <style:style style:name="gr7" style:family="graphic" style:parent-style-name="standard">
      <style:graphic-properties draw:stroke="none" svg:stroke-color="#000000" draw:fill="none" draw:fill-color="#ffffff" fo:min-height="0.908cm"/>
    </style:style>
    <style:style style:name="gr8" style:family="graphic" style:parent-style-name="standard">
      <style:graphic-properties draw:stroke="none" svg:stroke-color="#000000" draw:fill="none" draw:fill-color="#ffffff" fo:min-height="0.907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2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3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style:text-position="sub 58%" fo:font-family="'Times New Roman'" style:font-family-generic="roman" style:font-pitch="variable"/>
    </style:style>
    <style:style style:name="T6" style:family="text">
      <style:text-properties style:text-position="super 58%"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5.238cm" svg:height="4.995cm" svg:x="2cm" svg:y="2.864cm">
            <text:p/>
          </draw:ellipse>
          <draw:ellipse draw:style-name="gr2" draw:text-style-name="P1" draw:layer="layout" svg:width="2.88cm" svg:height="2.754cm" svg:x="3.178cm" svg:y="3.959cm">
            <text:p/>
          </draw:ellipse>
          <draw:ellipse draw:style-name="gr3" draw:text-style-name="P1" draw:layer="layout" svg:width="0.524cm" svg:height="0.499cm" svg:x="4.357cm" svg:y="5.057cm">
            <text:p/>
          </draw:ellipse>
        </draw:g>
        <draw:g>
          <draw:ellipse draw:style-name="gr1" draw:text-style-name="P1" draw:layer="layout" svg:width="-1.676cm" svg:height="-1.596cm" svg:x="16.352cm" svg:y="15.851cm">
            <text:p/>
          </draw:ellipse>
          <draw:ellipse draw:style-name="gr2" draw:text-style-name="P1" draw:layer="layout" svg:width="0.922cm" svg:height="0.88cm" svg:x="15.065cm" svg:y="14.609cm">
            <text:p/>
          </draw:ellipse>
          <draw:ellipse draw:style-name="gr3" draw:text-style-name="P1" draw:layer="layout" svg:width="0.168cm" svg:height="0.16cm" svg:x="15.442cm" svg:y="14.944cm">
            <text:p/>
          </draw:ellipse>
        </draw:g>
        <draw:g>
          <draw:ellipse draw:style-name="gr1" draw:text-style-name="P1" draw:layer="layout" svg:width="2.305cm" svg:height="2.2cm" svg:x="9.752cm" svg:y="5.493cm">
            <text:p/>
          </draw:ellipse>
          <draw:ellipse draw:style-name="gr2" draw:text-style-name="P1" draw:layer="layout" svg:width="1.613cm" svg:height="1.545cm" svg:x="10.097cm" svg:y="5.814cm">
            <text:p/>
          </draw:ellipse>
          <draw:ellipse draw:style-name="gr3" draw:text-style-name="P1" draw:layer="layout" svg:width="0.922cm" svg:height="0.885cm" svg:x="10.443cm" svg:y="6.136cm">
            <text:p/>
          </draw:ellipse>
        </draw:g>
        <draw:g>
          <draw:ellipse draw:style-name="gr1" draw:text-style-name="P1" draw:layer="layout" svg:width="5.238cm" svg:height="4.995cm" draw:transform="rotate (3.1415926535892) translate (7.343cm 16.134cm)">
            <text:p/>
          </draw:ellipse>
          <draw:ellipse draw:style-name="gr2" draw:text-style-name="P1" draw:layer="layout" svg:width="3.667cm" svg:height="3.508cm" svg:x="2.925cm" svg:y="11.856cm">
            <text:p/>
          </draw:ellipse>
          <draw:ellipse draw:style-name="gr3" draw:text-style-name="P1" draw:layer="layout" svg:width="2.095cm" svg:height="2.011cm" svg:x="3.709cm" svg:y="12.585cm">
            <text:p/>
          </draw:ellipse>
        </draw:g>
        <draw:g>
          <draw:ellipse draw:style-name="gr1" draw:text-style-name="P1" draw:layer="layout" svg:width="1.677cm" svg:height="1.596cm" svg:x="14.571cm" svg:y="5.98cm">
            <text:p/>
          </draw:ellipse>
          <draw:ellipse draw:style-name="gr2" draw:text-style-name="P1" draw:layer="layout" svg:width="1.299cm" svg:height="1.242cm" svg:x="14.761cm" svg:y="6.156cm">
            <text:p/>
          </draw:ellipse>
          <draw:ellipse draw:style-name="gr3" draw:text-style-name="P1" draw:layer="layout" svg:width="0.921cm" svg:height="0.884cm" svg:x="14.949cm" svg:y="6.33cm">
            <text:p/>
          </draw:ellipse>
        </draw:g>
        <draw:g>
          <draw:ellipse draw:style-name="gr1" draw:text-style-name="P1" draw:layer="layout" svg:width="4.505cm" svg:height="4.294cm" draw:transform="rotate (3.1415926535892) translate (13.21cm 16.212cm)">
            <text:p/>
          </draw:ellipse>
          <draw:ellipse draw:style-name="gr2" draw:text-style-name="P1" draw:layer="layout" svg:width="3.491cm" svg:height="3.341cm" svg:x="9.186cm" svg:y="12.409cm">
            <text:p/>
          </draw:ellipse>
          <draw:ellipse draw:style-name="gr3" draw:text-style-name="P1" draw:layer="layout" svg:width="2.477cm" svg:height="2.378cm" svg:x="9.692cm" svg:y="12.879cm">
            <text:p/>
          </draw:ellipse>
        </draw:g>
        <draw:rect draw:style-name="gr4" draw:text-style-name="P1" draw:layer="layout" svg:width="1.9cm" svg:height="0.4cm" svg:x="17.9cm" svg:y="7.938cm">
          <text:p/>
        </draw:rect>
        <draw:rect draw:style-name="gr2" draw:text-style-name="P1" draw:layer="layout" svg:width="1.9cm" svg:height="0.4cm" svg:x="17.899cm" svg:y="9.437cm">
          <text:p/>
        </draw:rect>
        <draw:rect draw:style-name="gr3" draw:text-style-name="P1" draw:layer="layout" svg:width="1.9cm" svg:height="0.4cm" svg:x="17.898cm" svg:y="10.936cm">
          <text:p/>
        </draw:rect>
        <draw:frame draw:style-name="gr5" draw:text-style-name="P2" draw:layer="layout" svg:width="2.3cm" svg:height="1.562cm" svg:x="19.9cm" svg:y="7.338cm">
          <draw:text-box>
            <text:p><text:span text:style-name="T1">ν</text:span><text:span text:style-name="T2">τ</text:span></text:p>
          </draw:text-box>
        </draw:frame>
        <draw:frame draw:style-name="gr5" draw:text-style-name="P2" draw:layer="layout" svg:width="2.3cm" svg:height="1.562cm" svg:x="19.9cm" svg:y="8.838cm">
          <draw:text-box>
            <text:p><text:span text:style-name="T1">ν</text:span><text:span text:style-name="T2">μ</text:span></text:p>
          </draw:text-box>
        </draw:frame>
        <draw:frame draw:style-name="gr5" draw:text-style-name="P2" draw:layer="layout" svg:width="2.3cm" svg:height="1.562cm" svg:x="19.9cm" svg:y="10.438cm">
          <draw:text-box>
            <text:p><text:span text:style-name="T1">ν</text:span><text:span text:style-name="T2">e</text:span></text:p>
          </draw:text-box>
        </draw:frame>
        <draw:frame draw:style-name="gr6" draw:text-style-name="P3" draw:layer="layout" svg:width="3.561cm" svg:height="0.954cm" svg:x="9.229cm" svg:y="2.046cm">
          <draw:text-box>
            <text:p><text:span text:style-name="T3">Normal</text:span></text:p>
          </draw:text-box>
        </draw:frame>
        <draw:frame draw:style-name="gr6" draw:text-style-name="P3" draw:layer="layout" svg:width="4.819cm" svg:height="0.954cm" svg:x="9.019cm" svg:y="10.171cm">
          <draw:text-box>
            <text:p><text:span text:style-name="T3">Inverted</text:span></text:p>
          </draw:text-box>
        </draw:frame>
        <draw:frame draw:style-name="gr7" draw:text-style-name="P4" draw:layer="layout" svg:width="2.095cm" svg:height="1.189cm" svg:x="3.781cm" svg:y="7.971cm">
          <draw:text-box>
            <text:p><text:span text:style-name="T4">(m</text:span><text:span text:style-name="T5">3</text:span><text:span text:style-name="T4">)</text:span><text:span text:style-name="T6">2</text:span></text:p>
          </draw:text-box>
        </draw:frame>
        <draw:frame draw:style-name="gr8" draw:text-style-name="P4" draw:layer="layout" svg:width="2.096cm" svg:height="1.189cm" svg:x="10.171cm" svg:y="7.927cm">
          <draw:text-box>
            <text:p><text:span text:style-name="T4">(m</text:span><text:span text:style-name="T5">2</text:span><text:span text:style-name="T4">)</text:span><text:span text:style-name="T6">2</text:span></text:p>
          </draw:text-box>
        </draw:frame>
        <draw:frame draw:style-name="gr8" draw:text-style-name="P4" draw:layer="layout" svg:width="2.095cm" svg:height="1.189cm" svg:x="14.676cm" svg:y="7.928cm">
          <draw:text-box>
            <text:p><text:span text:style-name="T4">(m</text:span><text:span text:style-name="T5">1</text:span><text:span text:style-name="T4">)</text:span><text:span text:style-name="T6">2</text:span></text:p>
          </draw:text-box>
        </draw:frame>
        <draw:frame draw:style-name="gr7" draw:text-style-name="P4" draw:layer="layout" svg:width="2.095cm" svg:height="1.189cm" svg:x="3.781cm" svg:y="16.442cm">
          <draw:text-box>
            <text:p><text:span text:style-name="T4">(m</text:span><text:span text:style-name="T5">2</text:span><text:span text:style-name="T4">)</text:span><text:span text:style-name="T6">2</text:span></text:p>
          </draw:text-box>
        </draw:frame>
        <draw:frame draw:style-name="gr8" draw:text-style-name="P4" draw:layer="layout" svg:width="2.096cm" svg:height="1.189cm" svg:x="10.171cm" svg:y="16.398cm">
          <draw:text-box>
            <text:p><text:span text:style-name="T4">(m</text:span><text:span text:style-name="T5">1</text:span><text:span text:style-name="T4">)</text:span><text:span text:style-name="T6">2</text:span></text:p>
          </draw:text-box>
        </draw:frame>
        <draw:frame draw:style-name="gr8" draw:text-style-name="P4" draw:layer="layout" svg:width="2.095cm" svg:height="1.189cm" svg:x="14.676cm" svg:y="16.399cm">
          <draw:text-box>
            <text:p><text:span text:style-name="T4">(m</text:span><text:span text:style-name="T5">3</text:span><text:span text:style-name="T4">)</text:span><text:span text:style-name="T6">2</text:span></text:p>
          </draw:text-box>
        </draw:frame>
        <draw:line draw:style-name="gr9" draw:text-style-name="P1" draw:layer="layout" svg:x1="3.257cm" svg:y1="9.776cm" svg:x2="17.4cm" svg:y2="9.6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15:40:58</meta:creation-date>
    <dc:date>2014-03-21T16:15:22</dc:date>
    <meta:editing-duration>PT31M41S</meta:editing-duration>
    <meta:editing-cycles>20</meta:editing-cycles>
    <meta:generator>OpenOffice.org/3.4.1$Unix OpenOffice.org_project/341m1$Build-9593</meta:generator>
    <meta:document-statistic meta:object-count="39"/>
  </office:meta>
</office:document-meta>
</file>